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53535" style:font-name="Lora" fo:font-size="13.5pt" fo:letter-spacing="normal" fo:font-style="normal" fo:font-weight="normal"/>
    </style:style>
    <style:style style:name="T3" style:family="text">
      <style:text-properties fo:font-variant="normal" fo:text-transform="none" fo:color="#353535" style:font-name="Lora" fo:font-size="13.5pt" fo:letter-spacing="normal" fo:font-style="normal" fo:font-weight="normal" style:font-name-asian="Courier New" style:font-name-complex="Courier New"/>
    </style:style>
    <style:style style:name="T4" style:family="text">
      <style:text-properties fo:font-variant="normal" fo:text-transform="none" fo:color="#353535" style:font-name="Lora" fo:font-size="13.5pt" fo:letter-spacing="normal" fo:font-style="normal" fo:font-weight="bold"/>
    </style:style>
    <style:style style:name="T5" style:family="text">
      <style:text-properties fo:font-variant="normal" fo:text-transform="none" fo:color="#353535" style:font-name="Lora" fo:font-size="13.5pt" fo:letter-spacing="normal" fo:font-style="normal" fo:font-weight="bold" style:font-name-asian="Courier New" style:font-name-complex="Courier New"/>
    </style:style>
    <style:style style:name="T6" style:family="text">
      <style:text-properties fo:font-variant="normal" fo:text-transform="none" fo:color="#353535" fo:letter-spacing="normal"/>
    </style:style>
    <style:style style:name="T7" style:family="text">
      <style:text-properties fo:font-variant="normal" fo:text-transform="none" fo:color="#353535" fo:letter-spacing="normal" style:font-name-asian="Courier New" style:font-name-complex="Courier New"/>
    </style:style>
    <style:style style:name="T8" style:family="text">
      <style:text-properties fo:font-variant="normal" fo:text-transform="none" fo:color="#000000" style:font-name="Lora" fo:font-size="13.5pt" fo:letter-spacing="normal" fo:font-style="normal" fo:font-weight="bold" style:font-name-asian="Courier New" style:font-name-complex="Courier New"/>
    </style:style>
    <style:style style:name="T9" style:family="text">
      <style:text-properties fo:font-variant="normal" fo:text-transform="none" fo:color="#000000" style:font-name="Lora" fo:font-size="13.5pt" fo:letter-spacing="normal" fo:font-style="normal" fo:font-weight="normal" style:font-name-asian="Courier New" style:font-weight-asian="normal" style:font-name-complex="Courier New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style:font-name-asian="Courier New" style:font-name-complex="Courier New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c0"/>
    </style:style>
    <style:style style:name="T14" style:family="text">
      <style:text-properties fo:color="#0000c0" fo:font-style="italic" style:font-style-asian="italic" style:font-style-complex="italic"/>
    </style:style>
    <style:style style:name="T15" style:family="text">
      <style:text-properties fo:color="#2a00ff"/>
    </style:style>
    <style:style style:name="fr1" style:family="graphic" style:parent-style-name="Graphics">
      <style:graphic-properties fo:margin-left="0in" fo:margin-right="0.25in" fo:margin-top="0.0835in" fo:margin-bottom="0.1252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rcular Linked List | Set 1 (Introduction and Applications)</text:p>
      <text:p text:style-name="P2"/>
      <text:p text:style-name="P1">Circular linked list is a linked list where all nodes are connected to form a circle. There is no NULL at the end. A circular linked list can be a singly circular linked list or doubly circular linked list.</text:p>
      <text:p text:style-name="P1"><draw:a xlink:type="simple" xlink:href="http://geeksforgeeks.org/wp-content/uploads/cll_inserted.gif"><draw:frame draw:style-name="fr1" draw:name="graphics1" text:anchor-type="paragraph" svg:width="5.2362in" svg:height="0.9028in" draw:z-index="0"><draw:image xlink:href="http://geeksforgeeks.org/wp-content/uploads/cll_inserted.gif" xlink:type="simple" xlink:show="embed" xlink:actuate="onLoad"/></draw:frame></draw:a>Advantages of Circular Linked Lists:<text:line-break/></text:p>
      <text:p text:style-name="P1"/>
      <text:p text:style-name="P1"/>
      <text:p text:style-name="P1">1) Any node can be a starting point. We can traverse the whole list by starting from any point. We just need to stop when the first visited node is visited again.</text:p>
      <text:p text:style-name="P1"/>
      <text:p text:style-name="P1">2) Useful for implementation of queue. Unlike this implementation, we don’t need to maintain two pointers for front and rear if we use circular linked list. We can maintain a pointer to the last inserted node and front can always be obtained as next of last.</text:p>
      <text:p text:style-name="P1"/>
      <text:p text:style-name="P1">3)Circular lists are useful in applications to repeatedly go around the list. For example, when multiple applications are running on a PC, it is common for the operating system to put the running applications on a list and then to cycle through them, giving each of them a slice of time to execute, and then making them wait while the CPU is given to another application. It is convenient for the operating system to use a circular list so that when it reaches the end of the list it can cycle around to the front of the list. (Source http://web.eecs.utk.edu/~bvz/cs140/notes/Dllists/)</text:p>
      <text:p text:style-name="P1"/>
      <text:p text:style-name="P1">4)Circular Doubly Linked Lists are used for implementation of advanced data structures like Fibonacci Heap.</text:p>
      <text:p text:style-name="P1"/>
      <text:p text:style-name="P1">NOTE: we are two ref­er­ences here, head and tail. Head points the start of the linked list and tail points to the last node of the linked list.</text:p>
      <text:p text:style-name="P1"/>
      <text:p text:style-name="P1"><text:span text:style-name="T1">Add at the Start</text:span> : Add a node the begin­ning of the linked list. Its O(1). If size is 0 then make the new node as head and tail else put the at the start, change the head and do not change the tail.</text:p>
      <text:p text:style-name="P1"/>
      <text:p text:style-name="P4"><text:span text:style-name="T10"><text:tab/></text:span><text:span text:style-name="T12">public</text:span><text:span text:style-name="T10"> </text:span><text:span text:style-name="T12">void</text:span><text:span text:style-name="T10"> insertAtStart(Node node) {</text:span></text:p>
      <text:p text:style-name="P5"><text:span text:style-name="T10"><text:tab/><text:tab/></text:span><text:span text:style-name="T12">if</text:span><text:span text:style-name="T10"> (isEmpty()) {</text:span></text:p>
      <text:p text:style-name="P5"><text:span text:style-name="T10"><text:tab/><text:tab/><text:tab/></text:span><text:span text:style-name="T13">mHead</text:span><text:span text:style-name="T10"> = node;</text:span></text:p>
      <text:p text:style-name="P5"><text:span text:style-name="T10"><text:tab/><text:tab/><text:tab/></text:span><text:span text:style-name="T13">mTail</text:span><text:span text:style-name="T10"> = node;</text:span></text:p>
      <text:p text:style-name="P5"><text:span text:style-name="T10"><text:tab/><text:tab/><text:tab/></text:span><text:span text:style-name="T13">mHead</text:span><text:span text:style-name="T10">.</text:span><text:span text:style-name="T13">next</text:span><text:span text:style-name="T10"> = node;</text:span></text:p>
      <text:p text:style-name="P5"><text:span text:style-name="T10"><text:tab/><text:tab/>} </text:span><text:span text:style-name="T12">else</text:span><text:span text:style-name="T10"> {</text:span></text:p>
      <text:p text:style-name="P5"><text:span text:style-name="T10"><text:tab/><text:tab/><text:tab/></text:span><text:span text:style-name="T13">mTail</text:span><text:span text:style-name="T10">.</text:span><text:span text:style-name="T13">next</text:span><text:span text:style-name="T10"> = node;</text:span></text:p>
      <text:p text:style-name="P5"><text:span text:style-name="T10"><text:tab/><text:tab/><text:tab/>node.</text:span><text:span text:style-name="T13">next</text:span><text:span text:style-name="T10"> = </text:span><text:span text:style-name="T13">mHead</text:span><text:span text:style-name="T10">;</text:span></text:p>
      <text:p text:style-name="P5"><text:span text:style-name="T10"><text:tab/><text:tab/><text:tab/></text:span><text:span text:style-name="T13">mHead</text:span><text:span text:style-name="T10"> = node;</text:span></text:p>
      <text:p text:style-name="P6"><text:tab/><text:tab/>}</text:p>
      <text:p text:style-name="P5"><text:span text:style-name="T10"><text:tab/><text:tab/></text:span><text:span text:style-name="T13">mSize</text:span><text:span text:style-name="T10">++;</text:span></text:p>
      <text:p text:style-name="P6"><text:tab/>}</text:p>
      <text:p text:style-name="P1"/>
      <text:p text:style-name="P1"><text:span text:style-name="Strong_20_Emphasis"><text:span text:style-name="T4">Add at the End :</text:span></text:span><text:span text:style-name="T6"> </text:span><text:span text:style-name="T2">Add a node at the end of the linked list. its O(1) since we have tail ref­er­ence. If size is 0 then make the new node as head and tail else put node at </text:span><text:span text:style-name="T2">the end of the list using tail ref­er­ence and make the new node as tail.</text:span> </text:p>
      <text:p text:style-name="P1"><text:soft-page-break/></text:p>
      <text:p text:style-name="P4"><text:span text:style-name="T12">public</text:span><text:span text:style-name="T10"> </text:span><text:span text:style-name="T12">void</text:span><text:span text:style-name="T10"> insertAtEnd(Node node) {</text:span></text:p>
      <text:p text:style-name="P5"><text:span text:style-name="T10"><text:tab/><text:tab/></text:span><text:span text:style-name="T12">if</text:span><text:span text:style-name="T10"> (isEmpty()) {</text:span></text:p>
      <text:p text:style-name="P5"><text:span text:style-name="T10"><text:tab/><text:tab/><text:tab/></text:span><text:span text:style-name="T13">mHead</text:span><text:span text:style-name="T10"> = node;</text:span></text:p>
      <text:p text:style-name="P5"><text:span text:style-name="T10"><text:tab/><text:tab/><text:tab/></text:span><text:span text:style-name="T13">mTail</text:span><text:span text:style-name="T10"> = node;</text:span></text:p>
      <text:p text:style-name="P5"><text:span text:style-name="T10"><text:tab/><text:tab/><text:tab/></text:span><text:span text:style-name="T13">mHead</text:span><text:span text:style-name="T10">.</text:span><text:span text:style-name="T13">next</text:span><text:span text:style-name="T10"> = node;</text:span></text:p>
      <text:p text:style-name="P5"><text:span text:style-name="T10"><text:tab/><text:tab/>} </text:span><text:span text:style-name="T12">else</text:span><text:span text:style-name="T10"> {</text:span></text:p>
      <text:p text:style-name="P5"><text:span text:style-name="T10"><text:tab/><text:tab/><text:tab/></text:span><text:span text:style-name="T13">mTail</text:span><text:span text:style-name="T10">.</text:span><text:span text:style-name="T13">next</text:span><text:span text:style-name="T10"> = node;</text:span></text:p>
      <text:p text:style-name="P5"><text:span text:style-name="T10"><text:tab/><text:tab/><text:tab/>node.</text:span><text:span text:style-name="T13">next</text:span><text:span text:style-name="T10"> = </text:span><text:span text:style-name="T13">mHead</text:span><text:span text:style-name="T10">;</text:span></text:p>
      <text:p text:style-name="P5"><text:span text:style-name="T10"><text:tab/><text:tab/><text:tab/></text:span><text:span text:style-name="T13">mTail</text:span><text:span text:style-name="T10"> = node;</text:span></text:p>
      <text:p text:style-name="P6"><text:tab/><text:tab/>}</text:p>
      <text:p text:style-name="P5"><text:span text:style-name="T10"><text:tab/><text:tab/></text:span><text:span text:style-name="T13">mSize</text:span><text:span text:style-name="T10">++;</text:span></text:p>
      <text:p text:style-name="P6"><text:tab/>}</text:p>
      <text:p text:style-name="P1"/>
      <text:p text:style-name="P1"><text:span text:style-name="Strong_20_Emphasis"><text:span text:style-name="T4">Delete at the Start :</text:span></text:span><text:span text:style-name="T6"> </text:span><text:span text:style-name="T2">Delete a node from begin­ning of the linked list and make the head points to the 2nd node in the list. Its O(1).</text:span> </text:p>
      <text:p text:style-name="P1"/>
      <text:p text:style-name="P4"><text:span text:style-name="T12">public</text:span><text:span text:style-name="T10"> </text:span><text:span text:style-name="T12">void</text:span><text:span text:style-name="T10"> deleteHead() {</text:span></text:p>
      <text:p text:style-name="P5"><text:span text:style-name="T10"><text:tab/><text:tab/></text:span><text:span text:style-name="T12">if</text:span><text:span text:style-name="T10"> (isEmpty()) {</text:span></text:p>
      <text:p text:style-name="P5"><text:span text:style-name="T10"><text:tab/><text:tab/><text:tab/>System.</text:span><text:span text:style-name="T14">out</text:span><text:span text:style-name="T10">.println(</text:span><text:span text:style-name="T15">"Empty List"</text:span><text:span text:style-name="T10">);</text:span></text:p>
      <text:p text:style-name="P5"><text:span text:style-name="T10"><text:tab/><text:tab/>} </text:span><text:span text:style-name="T12">else</text:span><text:span text:style-name="T10"> {</text:span></text:p>
      <text:p text:style-name="P5"><text:span text:style-name="T10"><text:tab/><text:tab/><text:tab/>Node temp = </text:span><text:span text:style-name="T13">mHead</text:span><text:span text:style-name="T10">.</text:span><text:span text:style-name="T13">next</text:span><text:span text:style-name="T10">;</text:span></text:p>
      <text:p text:style-name="P5"><text:span text:style-name="T10"><text:tab/><text:tab/><text:tab/></text:span><text:span text:style-name="T13">mTail</text:span><text:span text:style-name="T10">.</text:span><text:span text:style-name="T13">next</text:span><text:span text:style-name="T10"> = temp;</text:span></text:p>
      <text:p text:style-name="P5"><text:span text:style-name="T10"><text:tab/><text:tab/><text:tab/></text:span><text:span text:style-name="T13">mHead</text:span><text:span text:style-name="T10"> = temp;</text:span></text:p>
      <text:p text:style-name="P6"><text:tab/><text:tab/>}</text:p>
      <text:p text:style-name="P5"><text:span text:style-name="T10"><text:tab/><text:tab/></text:span><text:span text:style-name="T13">mSize</text:span><text:span text:style-name="T10">--;</text:span></text:p>
      <text:p text:style-name="P5"><text:span text:style-name="T10"><text:tab/><text:tab/></text:span><text:span text:style-name="T12">if</text:span><text:span text:style-name="T10"> (0 == </text:span><text:span text:style-name="T13">mSize</text:span><text:span text:style-name="T10">) {</text:span></text:p>
      <text:p text:style-name="P5"><text:span text:style-name="T10"><text:tab/><text:tab/><text:tab/></text:span><text:span text:style-name="T13">mHead</text:span><text:span text:style-name="T10"> = </text:span><text:span text:style-name="T12">null</text:span><text:span text:style-name="T10">;</text:span></text:p>
      <text:p text:style-name="P6"><text:tab/><text:tab/>}</text:p>
      <text:p text:style-name="P6"><text:tab/>}</text:p>
      <text:p text:style-name="P6"/>
      <text:p text:style-name="P7"><text:span text:style-name="Strong_20_Emphasis"><text:span text:style-name="T5">Delete at the End :</text:span></text:span><text:span text:style-name="T7"> </text:span><text:span text:style-name="T3">Delete a node from end of the linked list and make the end node <text:s/>points to the head node in the list. Its O(1).</text:span><text:span text:style-name="T11"> </text:span></text:p>
      <text:p text:style-name="P10"/>
      <text:p text:style-name="P6"><text:span text:style-name="T12">public</text:span> <text:span text:style-name="T12">void</text:span> deleteTail() {</text:p>
      <text:p text:style-name="P12"><text:span text:style-name="T10"><text:tab/><text:tab/></text:span><text:span text:style-name="T12">if</text:span><text:span text:style-name="T10"> (isEmpty()) {</text:span></text:p>
      <text:p text:style-name="P12"><text:span text:style-name="T10"><text:tab/><text:tab/><text:tab/>System.</text:span><text:span text:style-name="T14">out</text:span><text:span text:style-name="T10">.println(</text:span><text:span text:style-name="T15">"Empty List"</text:span><text:span text:style-name="T10">);</text:span></text:p>
      <text:p text:style-name="P12"><text:span text:style-name="T10"><text:tab/><text:tab/>} </text:span><text:span text:style-name="T12">else</text:span><text:span text:style-name="T10"> {</text:span></text:p>
      <text:p text:style-name="P12"><text:span text:style-name="T10"><text:tab/><text:tab/><text:tab/>Node current = </text:span><text:span text:style-name="T13">mHead</text:span><text:span text:style-name="T10">;</text:span></text:p>
      <text:p text:style-name="P12"><text:span text:style-name="T10"><text:tab/><text:tab/><text:tab/></text:span><text:span text:style-name="T12">do</text:span><text:span text:style-name="T10"> {</text:span></text:p>
      <text:p text:style-name="P12"><text:span text:style-name="T10"><text:tab/><text:tab/><text:tab/><text:tab/>current = current.</text:span><text:span text:style-name="T13">next</text:span><text:span text:style-name="T10">;</text:span></text:p>
      <text:p text:style-name="P12"><text:span text:style-name="T10"><text:tab/><text:tab/><text:tab/><text:tab/></text:span><text:span text:style-name="T12">if</text:span><text:span text:style-name="T10"> (current.</text:span><text:span text:style-name="T13">next</text:span><text:span text:style-name="T10"> == </text:span><text:span text:style-name="T13">mTail</text:span><text:span text:style-name="T10">) {</text:span></text:p>
      <text:p text:style-name="P12"><text:span text:style-name="T10"><text:tab/><text:tab/><text:tab/><text:tab/><text:tab/></text:span><text:span text:style-name="T12">break</text:span><text:span text:style-name="T10">;</text:span></text:p>
      <text:p text:style-name="P9"><text:tab/><text:tab/><text:tab/><text:tab/>}</text:p>
      <text:p text:style-name="P12"><text:span text:style-name="T10"><text:tab/><text:tab/><text:tab/>} </text:span><text:span text:style-name="T12">while</text:span><text:span text:style-name="T10"> (current != </text:span><text:span text:style-name="T13">mHead</text:span><text:span text:style-name="T10">);</text:span></text:p>
      <text:p text:style-name="P12"/>
      <text:p text:style-name="P9"><text:tab/><text:tab/><text:tab/>Node lastNode = current;</text:p>
      <text:p text:style-name="P12"><text:span text:style-name="T10"><text:tab/><text:tab/><text:tab/>lastNode.</text:span><text:span text:style-name="T13">next</text:span><text:span text:style-name="T10"> = </text:span><text:span text:style-name="T13">mHead</text:span><text:span text:style-name="T10">;</text:span></text:p>
      <text:p text:style-name="P12"><text:span text:style-name="T10"><text:tab/><text:tab/><text:tab/></text:span><text:span text:style-name="T13">mTail</text:span><text:span text:style-name="T10"> = lastNode;</text:span></text:p>
      <text:p text:style-name="P9"><text:tab/><text:tab/>}</text:p>
      <text:p text:style-name="P12"><text:span text:style-name="T10"><text:tab/><text:tab/></text:span><text:span text:style-name="T13">mSize</text:span><text:span text:style-name="T10">--;</text:span></text:p>
      <text:p text:style-name="P12"><text:span text:style-name="T10"><text:tab/><text:tab/></text:span><text:span text:style-name="T12">if</text:span><text:span text:style-name="T10"> (0 == </text:span><text:span text:style-name="T13">mSize</text:span><text:span text:style-name="T10">) {</text:span></text:p>
      <text:p text:style-name="P12"><text:span text:style-name="T10"><text:tab/><text:tab/><text:tab/></text:span><text:span text:style-name="T13">mTail</text:span><text:span text:style-name="T10"> = </text:span><text:span text:style-name="T12">null</text:span><text:span text:style-name="T10">;</text:span></text:p>
      <text:p text:style-name="P9"><text:tab/><text:tab/>}</text:p>
      <text:p text:style-name="P9"><text:soft-page-break/><text:tab/>}</text:p>
      <text:p text:style-name="P7"/>
      <text:p text:style-name="P7"><text:span text:style-name="Strong_20_Emphasis"><text:span text:style-name="T5">Delete at the End :</text:span></text:span><text:span text:style-name="Strong_20_Emphasis"><text:span text:style-name="T8"> </text:span></text:span><text:span text:style-name="Strong_20_Emphasis"><text:span text:style-name="T9">Delete any node except Head, Tail. If it matches with any node get previous and next node. Make next node as Next of <text:s/>previous node.</text:span></text:span></text:p>
      <text:p text:style-name="P7"><text:span text:style-name="Strong_20_Emphasis"><text:span text:style-name="T9">In case of </text:span></text:span></text:p>
      <text:p text:style-name="P10"/>
      <text:p text:style-name="P5"><text:span text:style-name="T12">public</text:span><text:span text:style-name="T10"> </text:span><text:span text:style-name="T12">void</text:span><text:span text:style-name="T10"> deleteNode(Node node) {</text:span></text:p>
      <text:p text:style-name="P12"><text:span text:style-name="T10"><text:tab/><text:tab/></text:span><text:span text:style-name="T12">if</text:span><text:span text:style-name="T10"> (isEmpty()) {</text:span></text:p>
      <text:p text:style-name="P12"><text:span text:style-name="T10"><text:tab/><text:tab/><text:tab/>System.</text:span><text:span text:style-name="T14">out</text:span><text:span text:style-name="T10">.println(</text:span><text:span text:style-name="T15">"Empty List"</text:span><text:span text:style-name="T10">);</text:span></text:p>
      <text:p text:style-name="P12"><text:span text:style-name="T10"><text:tab/><text:tab/>} </text:span><text:span text:style-name="T12">else</text:span><text:span text:style-name="T10"> {</text:span></text:p>
      <text:p text:style-name="P12"><text:span text:style-name="T10"><text:tab/><text:tab/><text:tab/>Node current = </text:span><text:span text:style-name="T13">mHead</text:span><text:span text:style-name="T10">;</text:span></text:p>
      <text:p text:style-name="P12"><text:span text:style-name="T10"><text:tab/><text:tab/><text:tab/>Node previus = </text:span><text:span text:style-name="T12">null</text:span><text:span text:style-name="T10">;</text:span></text:p>
      <text:p text:style-name="P12"><text:span text:style-name="T10"><text:tab/><text:tab/><text:tab/>Node next = </text:span><text:span text:style-name="T12">null</text:span><text:span text:style-name="T10">;</text:span></text:p>
      <text:p text:style-name="P12"><text:span text:style-name="T10"><text:tab/><text:tab/><text:tab/></text:span><text:span text:style-name="T12">if</text:span><text:span text:style-name="T10"> (node == </text:span><text:span text:style-name="T13">mHead</text:span><text:span text:style-name="T10">) {</text:span></text:p>
      <text:p text:style-name="P9"><text:tab/><text:tab/><text:tab/><text:tab/>deleteHead();</text:p>
      <text:p text:style-name="P12"><text:span text:style-name="T10"><text:tab/><text:tab/><text:tab/>} </text:span><text:span text:style-name="T12">else</text:span><text:span text:style-name="T10"> </text:span><text:span text:style-name="T12">if</text:span><text:span text:style-name="T10"> (node == </text:span><text:span text:style-name="T13">mTail</text:span><text:span text:style-name="T10">) {</text:span></text:p>
      <text:p text:style-name="P9"><text:tab/><text:tab/><text:tab/><text:tab/>deleteTail();</text:p>
      <text:p text:style-name="P12"><text:span text:style-name="T10"><text:tab/><text:tab/><text:tab/>} </text:span><text:span text:style-name="T12">else</text:span><text:span text:style-name="T10"> {</text:span></text:p>
      <text:p text:style-name="P12"><text:span text:style-name="T10"><text:tab/><text:tab/><text:tab/><text:tab/></text:span><text:span text:style-name="T12">do</text:span><text:span text:style-name="T10"> {</text:span></text:p>
      <text:p text:style-name="P12"><text:span text:style-name="T10"><text:tab/><text:tab/><text:tab/><text:tab/><text:tab/></text:span><text:span text:style-name="T12">if</text:span><text:span text:style-name="T10"> (current.</text:span><text:span text:style-name="T13">next</text:span><text:span text:style-name="T10"> == node) {</text:span></text:p>
      <text:p text:style-name="P9"><text:tab/><text:tab/><text:tab/><text:tab/><text:tab/><text:tab/>previus = current;</text:p>
      <text:p text:style-name="P12"><text:span text:style-name="T10"><text:tab/><text:tab/><text:tab/><text:tab/><text:tab/><text:tab/>next = current.</text:span><text:span text:style-name="T13">next</text:span><text:span text:style-name="T10">.</text:span><text:span text:style-name="T13">next</text:span><text:span text:style-name="T10">;</text:span></text:p>
      <text:p text:style-name="P12"><text:span text:style-name="T10"><text:tab/><text:tab/><text:tab/><text:tab/><text:tab/><text:tab/></text:span><text:span text:style-name="T12">break</text:span><text:span text:style-name="T10">;</text:span></text:p>
      <text:p text:style-name="P9"><text:tab/><text:tab/><text:tab/><text:tab/><text:tab/>}</text:p>
      <text:p text:style-name="P12"><text:span text:style-name="T10"><text:tab/><text:tab/><text:tab/><text:tab/>} </text:span><text:span text:style-name="T12">while</text:span><text:span text:style-name="T10"> (current != </text:span><text:span text:style-name="T13">mHead</text:span><text:span text:style-name="T10">);</text:span></text:p>
      <text:p text:style-name="P12"><text:span text:style-name="T10"><text:tab/><text:tab/><text:tab/><text:tab/>previus.</text:span><text:span text:style-name="T13">next</text:span><text:span text:style-name="T10"> = next;</text:span></text:p>
      <text:p text:style-name="P9"><text:tab/><text:tab/><text:tab/>}</text:p>
      <text:p text:style-name="P9"><text:tab/><text:tab/>}</text:p>
      <text:p text:style-name="P12"><text:span text:style-name="T10"><text:tab/><text:tab/></text:span><text:span text:style-name="T13">mSize</text:span><text:span text:style-name="T10">--;</text:span></text:p>
      <text:p text:style-name="P13"><text:span text:style-name="T11"><text:tab/>}</text:span></text:p>
      <text:p text:style-name="P1"><text:span text:style-name="Strong_20_Emphasis"><text:span text:style-name="T4">Get Ele­ment at Index :</text:span></text:span><text:span text:style-name="T6"> </text:span><text:span text:style-name="T2">Return the ele­ment at spe­cific index, if index is greater than the size then return –1. its O(n) in worst case.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5-27T23:42:04.62</dc:date>
    <dc:creator>Shailendra Singh</dc:creator>
    <meta:editing-duration>PT2H15M23S</meta:editing-duration>
    <meta:editing-cycles>24</meta:editing-cycles>
    <meta:generator>OpenOffice/4.1.3$Win32 OpenOffice.org_project/413m1$Build-9783</meta:generator>
    <meta:document-statistic meta:table-count="0" meta:image-count="1" meta:object-count="0" meta:page-count="3" meta:paragraph-count="96" meta:word-count="713" meta:character-count="3960"/>
  </office:meta>
</office:document-meta>
</file>